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unito" svg:font-family="Nunito, sans-serif"/>
  </office:font-face-decls>
  <office:automatic-styles>
    <style:style style:name="P1" style:family="paragraph" style:parent-style-name="Standard">
      <style:text-properties officeooo:rsid="001e773d" officeooo:paragraph-rsid="001e773d"/>
    </style:style>
    <style:style style:name="P2" style:family="paragraph" style:parent-style-name="Standard">
      <style:text-properties officeooo:rsid="001e773d" officeooo:paragraph-rsid="0021e045"/>
    </style:style>
    <style:style style:name="P3" style:family="paragraph" style:parent-style-name="Standard">
      <style:text-properties officeooo:rsid="001fd24b" officeooo:paragraph-rsid="001fd24b"/>
    </style:style>
    <style:style style:name="P4" style:family="paragraph" style:parent-style-name="Standard">
      <style:text-properties officeooo:rsid="001fd24b" officeooo:paragraph-rsid="00252292"/>
    </style:style>
    <style:style style:name="P5" style:family="paragraph" style:parent-style-name="Standard">
      <style:text-properties officeooo:rsid="0021e045" officeooo:paragraph-rsid="0021e045"/>
    </style:style>
    <style:style style:name="P6" style:family="paragraph" style:parent-style-name="Standard">
      <style:text-properties officeooo:rsid="0021e045" officeooo:paragraph-rsid="0022bf8c"/>
    </style:style>
    <style:style style:name="P7" style:family="paragraph" style:parent-style-name="Standard">
      <style:text-properties officeooo:rsid="00247675" officeooo:paragraph-rsid="00247675"/>
    </style:style>
    <style:style style:name="P8" style:family="paragraph" style:parent-style-name="Standard">
      <style:text-properties officeooo:rsid="00252292" officeooo:paragraph-rsid="00252292"/>
    </style:style>
    <style:style style:name="T1" style:family="text">
      <style:text-properties officeooo:rsid="001fd24b"/>
    </style:style>
    <style:style style:name="T2" style:family="text">
      <style:text-properties officeooo:rsid="00215b3a"/>
    </style:style>
    <style:style style:name="T3" style:family="text">
      <style:text-properties officeooo:rsid="0021e045"/>
    </style:style>
    <style:style style:name="T4" style:family="text">
      <style:text-properties fo:font-variant="normal" fo:text-transform="none" fo:color="#273239" loext:opacity="100%" style:font-name="Nunito" fo:font-size="12.75pt" fo:letter-spacing="normal" fo:font-style="normal" fo:font-weight="normal"/>
    </style:style>
    <style:style style:name="T5" style:family="text">
      <style:text-properties fo:font-variant="normal" fo:text-transform="none" fo:color="#273239" loext:opacity="100%" style:font-name="Nunito" fo:font-size="12.7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273239" loext:opacity="100%" style:font-name="Nunito" fo:font-size="12.75pt" fo:letter-spacing="normal" fo:font-style="normal" style:text-underline-style="solid" style:text-underline-width="auto" style:text-underline-color="font-color" fo:font-weight="normal" loext:padding="0cm" loext:border="none"/>
    </style:style>
    <style:style style:name="T7" style:family="text">
      <style:text-properties fo:font-variant="normal" fo:text-transform="none" fo:color="#273239" loext:opacity="100%" style:font-name="Nunito" fo:font-size="9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273239" loext:opacity="100%" fo:letter-spacing="normal"/>
    </style:style>
    <style:style style:name="T9" style:family="text">
      <style:text-properties officeooo:rsid="0022bf8c"/>
    </style:style>
    <style:style style:name="T10" style:family="text">
      <style:text-properties officeooo:rsid="00247675"/>
    </style:style>
    <style:style style:name="T11" style:family="text">
      <style:text-properties officeooo:rsid="00252292"/>
    </style:style>
    <style:style style:name="T12" style:family="text">
      <style:text-properties officeooo:rsid="00252f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5">https://www.geeksforgeeks.org/memory-limit-exceeded-error/</text:span></text:span></text:p>
      <text:p text:style-name="P1"><text:span text:style-name="Strong_20_Emphasis"><text:span text:style-name="T5">Explanation:</text:span></text:span><text:span text:style-name="T8"> </text:span><text:span text:style-name="T4">This code will successfully compile and output is </text:span><text:span text:style-name="Strong_20_Emphasis"><text:span text:style-name="T5">9999999</text:span></text:span><text:span text:style-name="T8"> </text:span><text:span text:style-name="T4">because the 1-D array has been declared globally of size </text:span><text:span text:style-name="Strong_20_Emphasis"><text:span text:style-name="T5">10</text:span></text:span><text:span text:style-name="Strong_20_Emphasis"><text:span text:style-name="T7">7</text:span></text:span><text:span text:style-name="T4">.</text:span></text:p>
      <text:p text:style-name="P1"><text:span text:style-name="Strong_20_Emphasis"><text:span text:style-name="T5">Explanation:</text:span></text:span><text:span text:style-name="T4"> In the above program, the users will get a memory limit and exceed as an error, but some online platforms can also give an error as a </text:span><text:a xlink:type="simple" xlink:href="https://www.geeksforgeeks.org/core-dump-segmentation-fault-c-cpp/" text:style-name="Internet_20_link" text:visited-style-name="Visited_20_Internet_20_Link"><text:span text:style-name="T6">Segmentation Fault</text:span></text:a><text:span text:style-name="T4">(</text:span><text:span text:style-name="Strong_20_Emphasis"><text:span text:style-name="T5">SIGSEGV</text:span></text:span><text:span text:style-name="T4">). This is because users can only declare a global 1-D array of size </text:span><text:span text:style-name="Strong_20_Emphasis"><text:span text:style-name="T5">10</text:span></text:span><text:span text:style-name="Strong_20_Emphasis"><text:span text:style-name="T7">7</text:span></text:span><text:span text:style-name="T4">, not more than that. Here, one declared a global 1-D </text:span><text:a xlink:type="simple" xlink:href="https://www.geeksforgeeks.org/array-data-structure/" text:style-name="Internet_20_link" text:visited-style-name="Visited_20_Internet_20_Link"><text:span text:style-name="T6">array</text:span></text:a><text:span text:style-name="T4"> of size </text:span><text:span text:style-name="Strong_20_Emphasis"><text:span text:style-name="T5">10</text:span></text:span><text:span text:style-name="Strong_20_Emphasis"><text:span text:style-name="T7">8</text:span></text:span><text:span text:style-name="T4"> and therefore has an error as the memory limit exceeded (MLE) occurs.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8"><text:span text:style-name="T4">Also in every space complexity: ad p * p for vector&lt;&gt; segement division</text:span></text:p>
      <text:p text:style-name="P1"/>
      <text:p text:style-name="P1">1. Space Complexity: <text:s/><text:span text:style-name="T10">(Now N* M * p, can be N * M)</text:span><text:line-break/> -&gt; (N * M * p) + ((N * M) / p) * p == (N * M) * (p + 1)</text:p>
      <text:p text:style-name="P1">-&gt; (Matrix in each process) * p + (Buffer in each process) * p</text:p>
      <text:p text:style-name="P1">-&gt; 13 * 10 ^ 6</text:p>
      <text:p text:style-name="P1"/>
      <text:p text:style-name="P2">Time Complexity: <text:span text:style-name="T9">(for each process as they run parallel)</text:span><text:line-break/>-&gt; <text:span text:style-name="T2">(n * m) (init matrix in each process) </text:span><text:span text:style-name="T3">+ </text:span>(n * m)/p <text:span text:style-name="T3">(PACK/UNPACK BUFFER)</text:span> <text:span text:style-name="T1">+ ((n * m)/p) </text:span><text:span text:style-name="T3">*</text:span><text:span text:style-name="T1"> (maxIter * log (exponent)) </text:span></text:p>
      <text:p text:style-name="P1"/>
      <text:p text:style-name="P3">2. <text:span text:style-name="T9">Space Complexity: </text:span><text:span text:style-name="T10">(Now N*N*p, can be N * N) </text:span></text:p>
      <text:p text:style-name="P3">-&gt; <text:span text:style-name="T10">(N * N * p) (matrix for each process) + ((N * N)/p) * p) (buffer for each process) + ((N) * p) (kth_prcess for each fy algo in each process)</text:span></text:p>
      <text:p text:style-name="P3"/>
      <text:p text:style-name="P7">Time Complexity: </text:p>
      <text:p text:style-name="P4">-&gt; <text:span text:style-name="T2">(</text:span><text:span text:style-name="T11">N * n</text:span><text:span text:style-name="T2">) (init matrix in each process) </text:span><text:span text:style-name="T3">+ (</text:span><text:span text:style-name="T11">N</text:span><text:span text:style-name="T3">) (Broadcasting matrix) </text:span><text:span text:style-name="T9">+ (</text:span><text:span text:style-name="T11">(n/p) * n)</text:span><text:span text:style-name="T9"> (Msg packing.unpacking) </text:span><text:span text:style-name="T11">+ (fyw algo)(p * n * (p + n + ((n/p)*n)))</text:span></text:p>
      <text:p text:style-name="P4">_&gt; <text:span text:style-name="T11">main component is FY: (p^2*n + n^2*p + n^3) </text:span><text:span text:style-name="T12">Hence n^3</text:span></text:p>
      <text:p text:style-name="P3"/>
      <text:p text:style-name="P5">3. Space Complexity: <text:span text:style-name="T10">(Now N * M * p, can be N * M)</text:span></text:p>
      <text:p text:style-name="P5">-&gt; (if pid = 0)</text:p>
      <text:p text:style-name="P5">-&gt; ((n + 2)*(m + 2) * p) + ((n/p) * (m + 2) * p) </text:p>
      <text:p text:style-name="P5">-&gt; if (pid != 0)</text:p>
      <text:p text:style-name="P5">-&gt; ((n + 2)*(m + 2) * p) <text:span text:style-name="T9">(matrix for each process)</text:span> + ((n + 2)/p) * (m + 2) * p) <text:span text:style-name="T9">(buffer of eachvprocess)</text:span> + ((N + 2) * (M + 2) * P) <text:span text:style-name="T9">(nextGen grid for each process)</text:span></text:p>
      <text:p text:style-name="P5">-&gt; (N + 2)*(m + 2) * (2*p + 1)</text:p>
      <text:p text:style-name="P5">-&gt; 21 * 10^ 6</text:p>
      <text:p text:style-name="P5"/>
      <text:p text:style-name="P5">Time Complexity:</text:p>
      <text:p text:style-name="P6">-&gt; <text:span text:style-name="T2">(</text:span>(N + 2)*(m + 2)<text:span text:style-name="T2">) (init matrix in each process) </text:span>+ </text:p>
      <text:p text:style-name="P6">(M + 2) (Broadcasting matrix) <text:span text:style-name="T9">+ </text:span></text:p>
      <text:p text:style-name="P6"><text:span text:style-name="T9">T * [(8 * M * (N + 2)/P (nextGen) + ((N + 2)/p * (M + 2) (Msg packing.unpacking))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unito" svg:font-family="Nuni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5:17:59.774305800</meta:creation-date>
    <dc:date>2024-01-23T16:13:09.848632325</dc:date>
    <meta:editing-duration>PT14M2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414" meta:character-count="1933" meta:non-whitespace-character-count="1535"/>
  </office:meta>
</office:document-meta>
</file>